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edRepeatableAnnotationsTests.findComposedRepeatableAnnotationsMixedWithContainerO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edRepeatableAnnotationsTests.expectContainerWithArrayValueAttributeButWrongComponentType( ThrowingCallable throwingCall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sedRepeatableAnnotationsTests.getNoninheritedComposedRepeatableAnnotationsOn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osedRepeatableAnnotationsTests.getRepeatableAnnotationsOnSup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edRepeatableAnnotationsTests.findNoninheritedComposedRepeatableAnnotationsOn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osedRepeatableAnnotationsTests.getInvalidRepeatableAnnotationContainerWithArrayValueAttributeButWrong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sedRepeatableAnnotationsTests.assertNoninheritedRepeatableAnnotations( Set &lt; Noninherited &gt; anno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sedRepeatableAnnotationsTests.assertFindRepeatableAnnotations( Annotated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posedRepeatableAnnotationsTests.findNoninheritedComposedRepeatableAnnotationsOnSuper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osedRepeatableAnnotationsTests.findRepeatableAnnotationsO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edRepeatableAnnotationsTests.expectContainerMissingValueAttribute( ThrowingCallable throwingCall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sedRepeatableAnnotationsTests.findInvalidRepeatableAnnotationContainerWithNonArrayValue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sedRepeatableAnnotationsTests.getInvalidRepeatableAnnotationContainerWithNonArrayValue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sedRepeatableAnnotationsTests.findComposedRepeatableAnnotationsO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edRepeatableAnnotationsTests.assertGetRepeatableAnnotations( Annotated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posedRepeatableAnnotationsTests.getComposedContainerForRepeatableAnnotationsO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edRepeatableAnnotationsTests.getInvalidRepeatableAnnotationContainerMissingValue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sedRepeatableAnnotationsTests.getNoninheritedComposedRepeatableAnnotationsOnSuper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sedRepeatableAnnotationsTests.findNonRepeatable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sedRepeatableAnnotationsTests.getRepeatableAnnotationsO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edRepeatableAnnotationsTests.findInvalidRepeatableAnnotationContainerMissingValue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sedRepeatableAnnotationsTests.findRepeatableAnnotationsOnSup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edRepeatableAnnotationsTests.findInvalidRepeatableAnnotationContainerWithArrayValueAttributeButWrong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osedRepeatableAnnotationsTests.expectContainerWithNonArrayValueAttribute( ThrowingCallable throwingCall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sedRepeatableAnnotationsTests.getComposedRepeatableAnnotationsMixedWithContainerO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edRepeatableAnnotationsTests.getNonRepeatable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sedRepeatableAnnotationsTests.findComposedContainerForRepeatableAnnotationsO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edRepeatableAnnotationsTests.expectNonRepeatableAnnotation( ThrowingCallable throwingCall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sedRepeatableAnnotationsTests.getComposedRepeatableAnnotationsO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